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1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_italicized word(s)_ (referring to lemma)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_italicized word(s)_ (not referring to lemma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me (passage ref) _italicized quote_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e (passage ref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line ref) &lt;form of dico&gt; _italicized quote_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line ref) with no apparent qu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_italicized quote_ other text “ut diximus” (line ref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it (fr. line ref) ‘quoted text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 (line ref) _italicized quote_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line ref) _italicized quote_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t diximus (line ref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me [work passage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me &lt;other words&gt; (fr. line ref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me (fr. ref) &lt;form of distinguo&gt; _italicized quote_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me, qui ait (passage ref) _italicized quote_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 (Author passage) _italicized quote_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me &lt;other words&gt; ait (fr. ref) _italicized quote_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 (work passage ref) _italicized quote_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2:59:23.59605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2:18:30.355951000</meta:creation-date>
    <dc:date>2019-01-31T01:12:03.648741000</dc:date>
    <meta:editing-duration>PT12H6M32S</meta:editing-duration>
    <meta:editing-cycles>2</meta:editing-cycles>
    <meta:generator>LibreOffice/5.4.0.3$MacOSX_X86_64 LibreOffice_project/7556cbc6811c9d992f4064ab9287069087d7f62c</meta:generator>
    <meta:document-statistic meta:table-count="1" meta:cell-count="38" meta:object-count="0"/>
  </office:meta>
</office:document-meta>
</file>